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office:value-type="float" office:value="-6.640599993" calcext:value-type="float">
            <text:p>-6,640599993</text:p>
          </table:table-cell>
        </table:table-row>
        <table:table-row table:style-name="ro1">
          <table:table-cell office:value-type="float" office:value="-15.2857698091" calcext:value-type="float">
            <text:p>-15,2857698091</text:p>
          </table:table-cell>
        </table:table-row>
        <table:table-row table:style-name="ro1">
          <table:table-cell office:value-type="float" office:value="-26.0300345309" calcext:value-type="float">
            <text:p>-26,0300345309</text:p>
          </table:table-cell>
        </table:table-row>
        <table:table-row table:style-name="ro1">
          <table:table-cell office:value-type="float" office:value="-36.873442268" calcext:value-type="float">
            <text:p>-36,873442268</text:p>
          </table:table-cell>
        </table:table-row>
        <table:table-row table:style-name="ro1">
          <table:table-cell office:value-type="float" office:value="-46.2710728639" calcext:value-type="float">
            <text:p>-46,2710728639</text:p>
          </table:table-cell>
        </table:table-row>
        <table:table-row table:style-name="ro1">
          <table:table-cell office:value-type="float" office:value="-55.6991589893" calcext:value-type="float">
            <text:p>-55,6991589893</text:p>
          </table:table-cell>
        </table:table-row>
        <table:table-row table:style-name="ro1">
          <table:table-cell office:value-type="float" office:value="-65.755018878" calcext:value-type="float">
            <text:p>-65,755018878</text:p>
          </table:table-cell>
        </table:table-row>
        <table:table-row table:style-name="ro1">
          <table:table-cell office:value-type="float" office:value="-75.2445164479" calcext:value-type="float">
            <text:p>-75,2445164479</text:p>
          </table:table-cell>
        </table:table-row>
        <table:table-row table:style-name="ro1">
          <table:table-cell office:value-type="float" office:value="-84.6773327626" calcext:value-type="float">
            <text:p>-84,6773327626</text:p>
          </table:table-cell>
        </table:table-row>
        <table:table-row table:style-name="ro1">
          <table:table-cell office:value-type="float" office:value="-94.0568888878" calcext:value-type="float">
            <text:p>-94,0568888878</text:p>
          </table:table-cell>
        </table:table-row>
        <table:table-row table:style-name="ro1">
          <table:table-cell office:value-type="float" office:value="-103.4723287116" calcext:value-type="float">
            <text:p>-103,4723287116</text:p>
          </table:table-cell>
        </table:table-row>
        <table:table-row table:style-name="ro1">
          <table:table-cell office:value-type="float" office:value="-113.0784200805" calcext:value-type="float">
            <text:p>-113,0784200805</text:p>
          </table:table-cell>
        </table:table-row>
        <table:table-row table:style-name="ro1">
          <table:table-cell office:value-type="float" office:value="-122.7247840108" calcext:value-type="float">
            <text:p>-122,7247840108</text:p>
          </table:table-cell>
        </table:table-row>
        <table:table-row table:style-name="ro1">
          <table:table-cell office:value-type="float" office:value="-133.0793835102" calcext:value-type="float">
            <text:p>-133,0793835102</text:p>
          </table:table-cell>
        </table:table-row>
        <table:table-row table:style-name="ro1">
          <table:table-cell office:value-type="float" office:value="-142.7911769931" calcext:value-type="float">
            <text:p>-142,7911769931</text:p>
          </table:table-cell>
        </table:table-row>
        <table:table-row table:style-name="ro1">
          <table:table-cell office:value-type="float" office:value="-152.5354445454" calcext:value-type="float">
            <text:p>-152,5354445454</text:p>
          </table:table-cell>
        </table:table-row>
        <table:table-row table:style-name="ro1">
          <table:table-cell office:value-type="float" office:value="-162.1360173704" calcext:value-type="float">
            <text:p>-162,1360173704</text:p>
          </table:table-cell>
        </table:table-row>
        <table:table-row table:style-name="ro1">
          <table:table-cell office:value-type="float" office:value="-171.7689051146" calcext:value-type="float">
            <text:p>-171,7689051146</text:p>
          </table:table-cell>
        </table:table-row>
        <table:table-row table:style-name="ro1">
          <table:table-cell office:value-type="float" office:value="-181.5255191281" calcext:value-type="float">
            <text:p>-181,5255191281</text:p>
          </table:table-cell>
        </table:table-row>
        <table:table-row table:style-name="ro1">
          <table:table-cell office:value-type="float" office:value="-191.4069966924" calcext:value-type="float">
            <text:p>-191,4069966924</text:p>
          </table:table-cell>
        </table:table-row>
        <table:table-row table:style-name="ro1">
          <table:table-cell office:value-type="float" office:value="-201.1164452415" calcext:value-type="float">
            <text:p>-201,1164452415</text:p>
          </table:table-cell>
        </table:table-row>
        <table:table-row table:style-name="ro1">
          <table:table-cell office:value-type="float" office:value="-141.5824862162" calcext:value-type="float">
            <text:p>-141,5824862162</text:p>
          </table:table-cell>
        </table:table-row>
        <table:table-row table:style-name="ro1">
          <table:table-cell office:value-type="float" office:value="-74.4895586703" calcext:value-type="float">
            <text:p>-74,4895586703</text:p>
          </table:table-cell>
        </table:table-row>
        <table:table-row table:style-name="ro1">
          <table:table-cell office:value-type="float" office:value="-32.4988156438" calcext:value-type="float">
            <text:p>-32,4988156438</text:p>
          </table:table-cell>
        </table:table-row>
        <table:table-row table:style-name="ro1">
          <table:table-cell office:value-type="float" office:value="-19.7181022501" calcext:value-type="float">
            <text:p>-19,7181022501</text:p>
          </table:table-cell>
        </table:table-row>
        <table:table-row table:style-name="ro1">
          <table:table-cell office:value-type="float" office:value="-6.0303450646" calcext:value-type="float">
            <text:p>-6,0303450646</text:p>
          </table:table-cell>
        </table:table-row>
        <table:table-row table:style-name="ro1">
          <table:table-cell office:value-type="float" office:value="-55.2847056316" calcext:value-type="float">
            <text:p>-55,2847056316</text:p>
          </table:table-cell>
        </table:table-row>
        <table:table-row table:style-name="ro1">
          <table:table-cell office:value-type="float" office:value="-108.7246910264" calcext:value-type="float">
            <text:p>-108,7246910264</text:p>
          </table:table-cell>
        </table:table-row>
        <table:table-row table:style-name="ro1">
          <table:table-cell office:value-type="float" office:value="-137.5143709308" calcext:value-type="float">
            <text:p>-137,5143709308</text:p>
          </table:table-cell>
        </table:table-row>
        <table:table-row table:style-name="ro1">
          <table:table-cell office:value-type="float" office:value="-140.5913333055" calcext:value-type="float">
            <text:p>-140,5913333055</text:p>
          </table:table-cell>
        </table:table-row>
        <table:table-row table:style-name="ro1">
          <table:table-cell office:value-type="float" office:value="-139.6134117798" calcext:value-type="float">
            <text:p>-139,6134117798</text:p>
          </table:table-cell>
        </table:table-row>
        <table:table-row table:style-name="ro1">
          <table:table-cell office:value-type="float" office:value="-89.6552279707" calcext:value-type="float">
            <text:p>-89,6552279707</text:p>
          </table:table-cell>
        </table:table-row>
        <table:table-row table:style-name="ro1">
          <table:table-cell office:value-type="float" office:value="-35.8157944585" calcext:value-type="float">
            <text:p>-35,8157944585</text:p>
          </table:table-cell>
        </table:table-row>
        <table:table-row table:style-name="ro1">
          <table:table-cell office:value-type="float" office:value="-8.2808955734" calcext:value-type="float">
            <text:p>-8,2808955734</text:p>
          </table:table-cell>
        </table:table-row>
        <table:table-row table:style-name="ro1">
          <table:table-cell office:value-type="float" office:value="-17.7584159919" calcext:value-type="float">
            <text:p>-17,7584159919</text:p>
          </table:table-cell>
        </table:table-row>
        <table:table-row table:style-name="ro1">
          <table:table-cell office:value-type="float" office:value="-35.7279977288" calcext:value-type="float">
            <text:p>-35,7279977288</text:p>
          </table:table-cell>
        </table:table-row>
        <table:table-row table:style-name="ro1">
          <table:table-cell office:value-type="float" office:value="-49.0859300096" calcext:value-type="float">
            <text:p>-49,0859300096</text:p>
          </table:table-cell>
        </table:table-row>
        <table:table-row table:style-name="ro1">
          <table:table-cell office:value-type="float" office:value="-62.4868366711" calcext:value-type="float">
            <text:p>-62,4868366711</text:p>
          </table:table-cell>
        </table:table-row>
        <table:table-row table:style-name="ro1">
          <table:table-cell office:value-type="float" office:value="-75.2882618382" calcext:value-type="float">
            <text:p>-75,2882618382</text:p>
          </table:table-cell>
        </table:table-row>
        <table:table-row table:style-name="ro1">
          <table:table-cell office:value-type="float" office:value="-87.8782739355" calcext:value-type="float">
            <text:p>-87,8782739355</text:p>
          </table:table-cell>
        </table:table-row>
        <table:table-row table:style-name="ro1">
          <table:table-cell office:value-type="float" office:value="-101.8254997917" calcext:value-type="float">
            <text:p>-101,8254997917</text:p>
          </table:table-cell>
        </table:table-row>
        <table:table-row table:style-name="ro1">
          <table:table-cell office:value-type="float" office:value="-96.0685778737" calcext:value-type="float">
            <text:p>-96,0685778737</text:p>
          </table:table-cell>
        </table:table-row>
        <table:table-row table:style-name="ro1">
          <table:table-cell office:value-type="float" office:value="-30.8172785007" calcext:value-type="float">
            <text:p>-30,8172785007</text:p>
          </table:table-cell>
        </table:table-row>
        <table:table-row table:style-name="ro1">
          <table:table-cell office:value-type="float" office:value="46.3624699531" calcext:value-type="float">
            <text:p>46,3624699531</text:p>
          </table:table-cell>
        </table:table-row>
        <table:table-row table:style-name="ro1">
          <table:table-cell office:value-type="float" office:value="101.6981484897" calcext:value-type="float">
            <text:p>101,6981484897</text:p>
          </table:table-cell>
        </table:table-row>
        <table:table-row table:style-name="ro1">
          <table:table-cell office:value-type="float" office:value="157.0980445565" calcext:value-type="float">
            <text:p>157,0980445565</text:p>
          </table:table-cell>
        </table:table-row>
        <table:table-row table:style-name="ro1">
          <table:table-cell office:value-type="float" office:value="210.548879052" calcext:value-type="float">
            <text:p>210,548879052</text:p>
          </table:table-cell>
        </table:table-row>
        <table:table-row table:style-name="ro1">
          <table:table-cell office:value-type="float" office:value="263.0096822709" calcext:value-type="float">
            <text:p>263,0096822709</text:p>
          </table:table-cell>
        </table:table-row>
        <table:table-row table:style-name="ro1">
          <table:table-cell office:value-type="float" office:value="317.2302374902" calcext:value-type="float">
            <text:p>317,2302374902</text:p>
          </table:table-cell>
        </table:table-row>
        <table:table-row table:style-name="ro1">
          <table:table-cell office:value-type="float" office:value="375.865635203" calcext:value-type="float">
            <text:p>375,865635203</text:p>
          </table:table-cell>
        </table:table-row>
        <table:table-row table:style-name="ro1">
          <table:table-cell office:value-type="float" office:value="-1242.2098617125" calcext:value-type="float">
            <text:p>-1242,2098617125</text:p>
          </table:table-cell>
        </table:table-row>
        <table:table-row table:style-name="ro1">
          <table:table-cell office:value-type="float" office:value="-2564.361064072" calcext:value-type="float">
            <text:p>-2564,361064072</text:p>
          </table:table-cell>
        </table:table-row>
        <table:table-row table:style-name="ro1">
          <table:table-cell office:value-type="float" office:value="-2510.640911182" calcext:value-type="float">
            <text:p>-2510,640911182</text:p>
          </table:table-cell>
        </table:table-row>
        <table:table-row table:style-name="ro1">
          <table:table-cell office:value-type="float" office:value="-2455.7929339961" calcext:value-type="float">
            <text:p>-2455,7929339961</text:p>
          </table:table-cell>
        </table:table-row>
        <table:table-row table:style-name="ro1">
          <table:table-cell office:value-type="float" office:value="-2400.8953414669" calcext:value-type="float">
            <text:p>-2400,8953414669</text:p>
          </table:table-cell>
        </table:table-row>
        <table:table-row table:style-name="ro1">
          <table:table-cell office:value-type="float" office:value="-2345.6302753384" calcext:value-type="float">
            <text:p>-2345,6302753384</text:p>
          </table:table-cell>
        </table:table-row>
        <table:table-row table:style-name="ro1">
          <table:table-cell office:value-type="float" office:value="-2280.5744670089" calcext:value-type="float">
            <text:p>-2280,5744670089</text:p>
          </table:table-cell>
        </table:table-row>
        <table:table-row table:style-name="ro1">
          <table:table-cell office:value-type="float" office:value="-2194.5863245867" calcext:value-type="float">
            <text:p>-2194,5863245867</text:p>
          </table:table-cell>
        </table:table-row>
        <table:table-row table:style-name="ro1">
          <table:table-cell office:value-type="float" office:value="-2077.8591247623" calcext:value-type="float">
            <text:p>-2077,8591247623</text:p>
          </table:table-cell>
        </table:table-row>
        <table:table-row table:style-name="ro1">
          <table:table-cell office:value-type="float" office:value="-1903.0594316533" calcext:value-type="float">
            <text:p>-1903,0594316533</text:p>
          </table:table-cell>
        </table:table-row>
        <table:table-row table:style-name="ro1">
          <table:table-cell office:value-type="float" office:value="-1726.4590396416" calcext:value-type="float">
            <text:p>-1726,4590396416</text:p>
          </table:table-cell>
        </table:table-row>
        <table:table-row table:style-name="ro1">
          <table:table-cell office:value-type="float" office:value="-1736.3962262909" calcext:value-type="float">
            <text:p>-1736,3962262909</text:p>
          </table:table-cell>
        </table:table-row>
        <table:table-row table:style-name="ro1">
          <table:table-cell office:value-type="float" office:value="-1754.5794778389" calcext:value-type="float">
            <text:p>-1754,5794778389</text:p>
          </table:table-cell>
        </table:table-row>
        <table:table-row table:style-name="ro1">
          <table:table-cell office:value-type="float" office:value="-1755.6751964604" calcext:value-type="float">
            <text:p>-1755,6751964604</text:p>
          </table:table-cell>
        </table:table-row>
        <table:table-row table:style-name="ro1">
          <table:table-cell office:value-type="float" office:value="-1715.4317444158" calcext:value-type="float">
            <text:p>-1715,4317444158</text:p>
          </table:table-cell>
        </table:table-row>
        <table:table-row table:style-name="ro1">
          <table:table-cell office:value-type="float" office:value="-1693.332750083" calcext:value-type="float">
            <text:p>-1693,332750083</text:p>
          </table:table-cell>
        </table:table-row>
        <table:table-row table:style-name="ro1">
          <table:table-cell office:value-type="float" office:value="-1552.1234990899" calcext:value-type="float">
            <text:p>-1552,1234990899</text:p>
          </table:table-cell>
        </table:table-row>
        <table:table-row table:style-name="ro1">
          <table:table-cell office:value-type="float" office:value="-1399.6992484518" calcext:value-type="float">
            <text:p>-1399,6992484518</text:p>
          </table:table-cell>
        </table:table-row>
        <table:table-row table:style-name="ro1">
          <table:table-cell office:value-type="float" office:value="-1295.9329021826" calcext:value-type="float">
            <text:p>-1295,9329021826</text:p>
          </table:table-cell>
        </table:table-row>
        <table:table-row table:style-name="ro1">
          <table:table-cell office:value-type="float" office:value="-1245.8505375434" calcext:value-type="float">
            <text:p>-1245,8505375434</text:p>
          </table:table-cell>
        </table:table-row>
        <table:table-row table:style-name="ro1">
          <table:table-cell office:value-type="float" office:value="-1194.9232464762" calcext:value-type="float">
            <text:p>-1194,9232464762</text:p>
          </table:table-cell>
        </table:table-row>
        <table:table-row table:style-name="ro1">
          <table:table-cell office:value-type="float" office:value="-1102.6681250595" calcext:value-type="float">
            <text:p>-1102,6681250595</text:p>
          </table:table-cell>
        </table:table-row>
        <table:table-row table:style-name="ro1">
          <table:table-cell office:value-type="float" office:value="-934.3482505613" calcext:value-type="float">
            <text:p>-934,3482505613</text:p>
          </table:table-cell>
        </table:table-row>
        <table:table-row table:style-name="ro1">
          <table:table-cell office:value-type="float" office:value="-773.3961002837" calcext:value-type="float">
            <text:p>-773,3961002837</text:p>
          </table:table-cell>
        </table:table-row>
        <table:table-row table:style-name="ro1">
          <table:table-cell office:value-type="float" office:value="-663.3829271363" calcext:value-type="float">
            <text:p>-663,3829271363</text:p>
          </table:table-cell>
        </table:table-row>
        <table:table-row table:style-name="ro1">
          <table:table-cell office:value-type="float" office:value="-553.5937083238" calcext:value-type="float">
            <text:p>-553,5937083238</text:p>
          </table:table-cell>
        </table:table-row>
        <table:table-row table:style-name="ro1">
          <table:table-cell office:value-type="float" office:value="-445.2583196348" calcext:value-type="float">
            <text:p>-445,2583196348</text:p>
          </table:table-cell>
        </table:table-row>
        <table:table-row table:style-name="ro1">
          <table:table-cell office:value-type="float" office:value="-336.7759560071" calcext:value-type="float">
            <text:p>-336,7759560071</text:p>
          </table:table-cell>
        </table:table-row>
        <table:table-row table:style-name="ro1">
          <table:table-cell office:value-type="float" office:value="-218.6860619683" calcext:value-type="float">
            <text:p>-218,6860619683</text:p>
          </table:table-cell>
        </table:table-row>
        <table:table-row table:style-name="ro1">
          <table:table-cell office:value-type="float" office:value="-2863.1243616869" calcext:value-type="float">
            <text:p>-2863,1243616869</text:p>
          </table:table-cell>
        </table:table-row>
        <table:table-row table:style-name="ro1">
          <table:table-cell office:value-type="float" office:value="-4576.0206591064" calcext:value-type="float">
            <text:p>-4576,0206591064</text:p>
          </table:table-cell>
        </table:table-row>
        <table:table-row table:style-name="ro1">
          <table:table-cell office:value-type="float" office:value="-4398.1682857497" calcext:value-type="float">
            <text:p>-4398,1682857497</text:p>
          </table:table-cell>
        </table:table-row>
        <table:table-row table:style-name="ro1">
          <table:table-cell office:value-type="float" office:value="-4211.660813295" calcext:value-type="float">
            <text:p>-4211,660813295</text:p>
          </table:table-cell>
        </table:table-row>
        <table:table-row table:style-name="ro1">
          <table:table-cell office:value-type="float" office:value="-4051.7797369721" calcext:value-type="float">
            <text:p>-4051,7797369721</text:p>
          </table:table-cell>
        </table:table-row>
        <table:table-row table:style-name="ro1">
          <table:table-cell office:value-type="float" office:value="-3922.4879939584" calcext:value-type="float">
            <text:p>-3922,4879939584</text:p>
          </table:table-cell>
        </table:table-row>
        <table:table-row table:style-name="ro1">
          <table:table-cell office:value-type="float" office:value="-3773.1501000747" calcext:value-type="float">
            <text:p>-3773,1501000747</text:p>
          </table:table-cell>
        </table:table-row>
        <table:table-row table:style-name="ro1">
          <table:table-cell office:value-type="float" office:value="-3694.7050137457" calcext:value-type="float">
            <text:p>-3694,7050137457</text:p>
          </table:table-cell>
        </table:table-row>
        <table:table-row table:style-name="ro1">
          <table:table-cell office:value-type="float" office:value="-3632.6613918706" calcext:value-type="float">
            <text:p>-3632,6613918706</text:p>
          </table:table-cell>
        </table:table-row>
        <table:table-row table:style-name="ro1">
          <table:table-cell office:value-type="float" office:value="-3544.3450527312" calcext:value-type="float">
            <text:p>-3544,3450527312</text:p>
          </table:table-cell>
        </table:table-row>
        <table:table-row table:style-name="ro1">
          <table:table-cell office:value-type="float" office:value="-3430.7120188729" calcext:value-type="float">
            <text:p>-3430,7120188729</text:p>
          </table:table-cell>
        </table:table-row>
        <table:table-row table:style-name="ro1">
          <table:table-cell office:value-type="float" office:value="-3315.4944535722" calcext:value-type="float">
            <text:p>-3315,4944535722</text:p>
          </table:table-cell>
        </table:table-row>
        <table:table-row table:style-name="ro1">
          <table:table-cell office:value-type="float" office:value="-3157.1467780203" calcext:value-type="float">
            <text:p>-3157,1467780203</text:p>
          </table:table-cell>
        </table:table-row>
        <table:table-row table:style-name="ro1">
          <table:table-cell office:value-type="float" office:value="-2973.957148219" calcext:value-type="float">
            <text:p>-2973,957148219</text:p>
          </table:table-cell>
        </table:table-row>
        <table:table-row table:style-name="ro1">
          <table:table-cell office:value-type="float" office:value="-2826.6320949786" calcext:value-type="float">
            <text:p>-2826,6320949786</text:p>
          </table:table-cell>
        </table:table-row>
        <table:table-row table:style-name="ro1">
          <table:table-cell office:value-type="float" office:value="-2719.6666801288" calcext:value-type="float">
            <text:p>-2719,6666801288</text:p>
          </table:table-cell>
        </table:table-row>
        <table:table-row table:style-name="ro1">
          <table:table-cell office:value-type="float" office:value="-2612.6624725215" calcext:value-type="float">
            <text:p>-2612,6624725215</text:p>
          </table:table-cell>
        </table:table-row>
        <table:table-row table:style-name="ro1">
          <table:table-cell office:value-type="float" office:value="-2508.0934008377" calcext:value-type="float">
            <text:p>-2508,0934008377</text:p>
          </table:table-cell>
        </table:table-row>
        <table:table-row table:style-name="ro1">
          <table:table-cell office:value-type="float" office:value="-2402.7463420974" calcext:value-type="float">
            <text:p>-2402,7463420974</text:p>
          </table:table-cell>
        </table:table-row>
        <table:table-row table:style-name="ro1">
          <table:table-cell office:value-type="float" office:value="-2298.4852424204" calcext:value-type="float">
            <text:p>-2298,4852424204</text:p>
          </table:table-cell>
        </table:table-row>
        <table:table-row table:style-name="ro1">
          <table:table-cell office:value-type="float" office:value="-2202.774262776" calcext:value-type="float">
            <text:p>-2202,774262776</text:p>
          </table:table-cell>
        </table:table-row>
        <table:table-row table:style-name="ro1">
          <table:table-cell office:value-type="float" office:value="-2163.169394357" calcext:value-type="float">
            <text:p>-2163,169394357</text:p>
          </table:table-cell>
        </table:table-row>
        <table:table-row table:style-name="ro1">
          <table:table-cell office:value-type="float" office:value="-2111.4623973826" calcext:value-type="float">
            <text:p>-2111,4623973826</text:p>
          </table:table-cell>
        </table:table-row>
        <table:table-row table:style-name="ro1">
          <table:table-cell office:value-type="float" office:value="-2002.7177853177" calcext:value-type="float">
            <text:p>-2002,7177853177</text:p>
          </table:table-cell>
        </table:table-row>
        <table:table-row table:style-name="ro1">
          <table:table-cell office:value-type="float" office:value="-1875.5660496789" calcext:value-type="float">
            <text:p>-1875,5660496789</text:p>
          </table:table-cell>
        </table:table-row>
        <table:table-row table:style-name="ro1">
          <table:table-cell office:value-type="float" office:value="-1771.2751882849" calcext:value-type="float">
            <text:p>-1771,2751882849</text:p>
          </table:table-cell>
        </table:table-row>
        <table:table-row table:style-name="ro1">
          <table:table-cell office:value-type="float" office:value="-1667.1326244033" calcext:value-type="float">
            <text:p>-1667,1326244033</text:p>
          </table:table-cell>
        </table:table-row>
        <table:table-row table:style-name="ro1">
          <table:table-cell office:value-type="float" office:value="-1565.0491847118" calcext:value-type="float">
            <text:p>-1565,0491847118</text:p>
          </table:table-cell>
        </table:table-row>
        <table:table-row table:style-name="ro1">
          <table:table-cell office:value-type="float" office:value="-1461.9851072829" calcext:value-type="float">
            <text:p>-1461,9851072829</text:p>
          </table:table-cell>
        </table:table-row>
        <table:table-row table:style-name="ro1">
          <table:table-cell office:value-type="float" office:value="-1357.4767519945" calcext:value-type="float">
            <text:p>-1357,4767519945</text:p>
          </table:table-cell>
        </table:table-row>
        <table:table-row table:style-name="ro1">
          <table:table-cell office:value-type="float" office:value="-1249.3297040165" calcext:value-type="float">
            <text:p>-1249,3297040165</text:p>
          </table:table-cell>
        </table:table-row>
        <table:table-row table:style-name="ro1">
          <table:table-cell office:value-type="float" office:value="-2614.7371738849" calcext:value-type="float">
            <text:p>-2614,7371738849</text:p>
          </table:table-cell>
        </table:table-row>
        <table:table-row table:style-name="ro1">
          <table:table-cell office:value-type="float" office:value="-4098.7124082603" calcext:value-type="float">
            <text:p>-4098,7124082603</text:p>
          </table:table-cell>
        </table:table-row>
        <table:table-row table:style-name="ro1">
          <table:table-cell office:value-type="float" office:value="-3998.7392108016" calcext:value-type="float">
            <text:p>-3998,7392108016</text:p>
          </table:table-cell>
        </table:table-row>
        <table:table-row table:style-name="ro1">
          <table:table-cell office:value-type="float" office:value="-3898.3815839429" calcext:value-type="float">
            <text:p>-3898,3815839429</text:p>
          </table:table-cell>
        </table:table-row>
        <table:table-row table:style-name="ro1">
          <table:table-cell office:value-type="float" office:value="-3797.5610724736" calcext:value-type="float">
            <text:p>-3797,5610724736</text:p>
          </table:table-cell>
        </table:table-row>
        <table:table-row table:style-name="ro1">
          <table:table-cell office:value-type="float" office:value="-3697.241122754" calcext:value-type="float">
            <text:p>-3697,241122754</text:p>
          </table:table-cell>
        </table:table-row>
        <table:table-row table:style-name="ro1">
          <table:table-cell office:value-type="float" office:value="-3594.7432681992" calcext:value-type="float">
            <text:p>-3594,7432681992</text:p>
          </table:table-cell>
        </table:table-row>
        <table:table-row table:style-name="ro1">
          <table:table-cell office:value-type="float" office:value="-3474.5167361304" calcext:value-type="float">
            <text:p>-3474,5167361304</text:p>
          </table:table-cell>
        </table:table-row>
        <table:table-row table:style-name="ro1">
          <table:table-cell office:value-type="float" office:value="-3377.94648632" calcext:value-type="float">
            <text:p>-3377,94648632</text:p>
          </table:table-cell>
        </table:table-row>
        <table:table-row table:style-name="ro1">
          <table:table-cell office:value-type="float" office:value="-3283.2881048068" calcext:value-type="float">
            <text:p>-3283,2881048068</text:p>
          </table:table-cell>
        </table:table-row>
        <table:table-row table:style-name="ro1">
          <table:table-cell office:value-type="float" office:value="-3189.1779368827" calcext:value-type="float">
            <text:p>-3189,1779368827</text:p>
          </table:table-cell>
        </table:table-row>
        <table:table-row table:style-name="ro1">
          <table:table-cell office:value-type="float" office:value="-3097.6456955281" calcext:value-type="float">
            <text:p>-3097,6456955281</text:p>
          </table:table-cell>
        </table:table-row>
        <table:table-row table:style-name="ro1">
          <table:table-cell office:value-type="float" office:value="-3006.4340695233" calcext:value-type="float">
            <text:p>-3006,4340695233</text:p>
          </table:table-cell>
        </table:table-row>
        <table:table-row table:style-name="ro1">
          <table:table-cell office:value-type="float" office:value="-2919.4501849563" calcext:value-type="float">
            <text:p>-2919,4501849563</text:p>
          </table:table-cell>
        </table:table-row>
        <table:table-row table:style-name="ro1">
          <table:table-cell office:value-type="float" office:value="-2814.0420941821" calcext:value-type="float">
            <text:p>-2814,0420941821</text:p>
          </table:table-cell>
        </table:table-row>
        <table:table-row table:style-name="ro1">
          <table:table-cell office:value-type="float" office:value="-2731.5593977104" calcext:value-type="float">
            <text:p>-2731,5593977104</text:p>
          </table:table-cell>
        </table:table-row>
        <table:table-row table:style-name="ro1">
          <table:table-cell office:value-type="float" office:value="-2649.7686678792" calcext:value-type="float">
            <text:p>-2649,7686678792</text:p>
          </table:table-cell>
        </table:table-row>
        <table:table-row table:style-name="ro1">
          <table:table-cell office:value-type="float" office:value="-2566.9276058479" calcext:value-type="float">
            <text:p>-2566,9276058479</text:p>
          </table:table-cell>
        </table:table-row>
        <table:table-row table:style-name="ro1">
          <table:table-cell office:value-type="float" office:value="-2412.8549111578" calcext:value-type="float">
            <text:p>-2412,8549111578</text:p>
          </table:table-cell>
        </table:table-row>
        <table:table-row table:style-name="ro1">
          <table:table-cell office:value-type="float" office:value="-2193.4668245635" calcext:value-type="float">
            <text:p>-2193,4668245635</text:p>
          </table:table-cell>
        </table:table-row>
        <table:table-row table:style-name="ro1">
          <table:table-cell office:value-type="float" office:value="-1989.6943902063" calcext:value-type="float">
            <text:p>-1989,6943902063</text:p>
          </table:table-cell>
        </table:table-row>
        <table:table-row table:style-name="ro1">
          <table:table-cell office:value-type="float" office:value="-1963.2539123179" calcext:value-type="float">
            <text:p>-1963,2539123179</text:p>
          </table:table-cell>
        </table:table-row>
        <table:table-row table:style-name="ro1">
          <table:table-cell office:value-type="float" office:value="-1972.4086804967" calcext:value-type="float">
            <text:p>-1972,4086804967</text:p>
          </table:table-cell>
        </table:table-row>
        <table:table-row table:style-name="ro1">
          <table:table-cell office:value-type="float" office:value="-1988.5905041163" calcext:value-type="float">
            <text:p>-1988,5905041163</text:p>
          </table:table-cell>
        </table:table-row>
        <table:table-row table:style-name="ro1">
          <table:table-cell office:value-type="float" office:value="-2012.5199305743" calcext:value-type="float">
            <text:p>-2012,5199305743</text:p>
          </table:table-cell>
        </table:table-row>
        <table:table-row table:style-name="ro1">
          <table:table-cell office:value-type="float" office:value="-2024.5639235777" calcext:value-type="float">
            <text:p>-2024,5639235777</text:p>
          </table:table-cell>
        </table:table-row>
        <table:table-row table:style-name="ro1">
          <table:table-cell office:value-type="float" office:value="-1893.3251366456" calcext:value-type="float">
            <text:p>-1893,3251366456</text:p>
          </table:table-cell>
        </table:table-row>
        <table:table-row table:style-name="ro1">
          <table:table-cell office:value-type="float" office:value="-1765.9213682794" calcext:value-type="float">
            <text:p>-1765,9213682794</text:p>
          </table:table-cell>
        </table:table-row>
        <table:table-row table:style-name="ro1">
          <table:table-cell office:value-type="float" office:value="-1690.6650188376" calcext:value-type="float">
            <text:p>-1690,6650188376</text:p>
          </table:table-cell>
        </table:table-row>
        <table:table-row table:style-name="ro1">
          <table:table-cell office:value-type="float" office:value="-1660.2630952023" calcext:value-type="float">
            <text:p>-1660,2630952023</text:p>
          </table:table-cell>
        </table:table-row>
        <table:table-row table:style-name="ro1">
          <table:table-cell office:value-type="float" office:value="-1627.9674312639" calcext:value-type="float">
            <text:p>-1627,9674312639</text:p>
          </table:table-cell>
        </table:table-row>
        <table:table-row table:style-name="ro1">
          <table:table-cell office:value-type="float" office:value="-1598.1328348249" calcext:value-type="float">
            <text:p>-1598,1328348249</text:p>
          </table:table-cell>
        </table:table-row>
        <table:table-row table:style-name="ro1">
          <table:table-cell office:value-type="float" office:value="-1566.6568490274" calcext:value-type="float">
            <text:p>-1566,6568490274</text:p>
          </table:table-cell>
        </table:table-row>
        <table:table-row table:style-name="ro1">
          <table:table-cell office:value-type="float" office:value="-1536.9792593274" calcext:value-type="float">
            <text:p>-1536,9792593274</text:p>
          </table:table-cell>
        </table:table-row>
        <table:table-row table:style-name="ro1">
          <table:table-cell office:value-type="float" office:value="-1507.1497738603" calcext:value-type="float">
            <text:p>-1507,1497738603</text:p>
          </table:table-cell>
        </table:table-row>
        <table:table-row table:style-name="ro1">
          <table:table-cell office:value-type="float" office:value="-1477.4178613923" calcext:value-type="float">
            <text:p>-1477,4178613923</text:p>
          </table:table-cell>
        </table:table-row>
        <table:table-row table:style-name="ro1">
          <table:table-cell office:value-type="float" office:value="-1447.2611392711" calcext:value-type="float">
            <text:p>-1447,2611392711</text:p>
          </table:table-cell>
        </table:table-row>
        <table:table-row table:style-name="ro1">
          <table:table-cell office:value-type="float" office:value="-1417.2120065191" calcext:value-type="float">
            <text:p>-1417,2120065191</text:p>
          </table:table-cell>
        </table:table-row>
        <table:table-row table:style-name="ro1">
          <table:table-cell office:value-type="float" office:value="-1385.718631937" calcext:value-type="float">
            <text:p>-1385,718631937</text:p>
          </table:table-cell>
        </table:table-row>
        <table:table-row table:style-name="ro1">
          <table:table-cell office:value-type="float" office:value="-1356.9364158722" calcext:value-type="float">
            <text:p>-1356,9364158722</text:p>
          </table:table-cell>
        </table:table-row>
        <table:table-row table:style-name="ro1">
          <table:table-cell office:value-type="float" office:value="-1328.2016350376" calcext:value-type="float">
            <text:p>-1328,2016350376</text:p>
          </table:table-cell>
        </table:table-row>
        <table:table-row table:style-name="ro1">
          <table:table-cell office:value-type="float" office:value="-1297.3939067398" calcext:value-type="float">
            <text:p>-1297,3939067398</text:p>
          </table:table-cell>
        </table:table-row>
        <table:table-row table:style-name="ro1">
          <table:table-cell office:value-type="float" office:value="-1266.7968479848" calcext:value-type="float">
            <text:p>-1266,7968479848</text:p>
          </table:table-cell>
        </table:table-row>
        <table:table-row table:style-name="ro1">
          <table:table-cell office:value-type="float" office:value="-1236.4850526751" calcext:value-type="float">
            <text:p>-1236,4850526751</text:p>
          </table:table-cell>
        </table:table-row>
        <table:table-row table:style-name="ro1">
          <table:table-cell office:value-type="float" office:value="-1205.6394335477" calcext:value-type="float">
            <text:p>-1205,6394335477</text:p>
          </table:table-cell>
        </table:table-row>
        <table:table-row table:style-name="ro1">
          <table:table-cell office:value-type="float" office:value="-1173.7013622213" calcext:value-type="float">
            <text:p>-1173,7013622213</text:p>
          </table:table-cell>
        </table:table-row>
        <table:table-row table:style-name="ro1">
          <table:table-cell office:value-type="float" office:value="-1062.7412566345" calcext:value-type="float">
            <text:p>-1062,7412566345</text:p>
          </table:table-cell>
        </table:table-row>
        <table:table-row table:style-name="ro1">
          <table:table-cell office:value-type="float" office:value="-956.5956854786" calcext:value-type="float">
            <text:p>-956,5956854786</text:p>
          </table:table-cell>
        </table:table-row>
        <table:table-row table:style-name="ro1">
          <table:table-cell office:value-type="float" office:value="-860.8707565749" calcext:value-type="float">
            <text:p>-860,8707565749</text:p>
          </table:table-cell>
        </table:table-row>
        <table:table-row table:style-name="ro1">
          <table:table-cell office:value-type="float" office:value="-773.3668907442" calcext:value-type="float">
            <text:p>-773,3668907442</text:p>
          </table:table-cell>
        </table:table-row>
        <table:table-row table:style-name="ro1">
          <table:table-cell office:value-type="float" office:value="-695.0626323614" calcext:value-type="float">
            <text:p>-695,0626323614</text:p>
          </table:table-cell>
        </table:table-row>
        <table:table-row table:style-name="ro1">
          <table:table-cell office:value-type="float" office:value="-660.7712917675" calcext:value-type="float">
            <text:p>-660,7712917675</text:p>
          </table:table-cell>
        </table:table-row>
        <table:table-row table:style-name="ro1">
          <table:table-cell office:value-type="float" office:value="-630.149625412" calcext:value-type="float">
            <text:p>-630,149625412</text:p>
          </table:table-cell>
        </table:table-row>
        <table:table-row table:style-name="ro1">
          <table:table-cell office:value-type="float" office:value="-608.2417315364" calcext:value-type="float">
            <text:p>-608,2417315364</text:p>
          </table:table-cell>
        </table:table-row>
        <table:table-row table:style-name="ro1">
          <table:table-cell office:value-type="float" office:value="-593.5876330166" calcext:value-type="float">
            <text:p>-593,5876330166</text:p>
          </table:table-cell>
        </table:table-row>
        <table:table-row table:style-name="ro1">
          <table:table-cell office:value-type="float" office:value="-579.1996575716" calcext:value-type="float">
            <text:p>-579,1996575716</text:p>
          </table:table-cell>
        </table:table-row>
        <table:table-row table:style-name="ro1">
          <table:table-cell office:value-type="float" office:value="-565.41031067" calcext:value-type="float">
            <text:p>-565,41031067</text:p>
          </table:table-cell>
        </table:table-row>
        <table:table-row table:style-name="ro1">
          <table:table-cell office:value-type="float" office:value="-550.6442833519" calcext:value-type="float">
            <text:p>-550,6442833519</text:p>
          </table:table-cell>
        </table:table-row>
        <table:table-row table:style-name="ro1">
          <table:table-cell office:value-type="float" office:value="-537.5577988807" calcext:value-type="float">
            <text:p>-537,5577988807</text:p>
          </table:table-cell>
        </table:table-row>
        <table:table-row table:style-name="ro1">
          <table:table-cell office:value-type="float" office:value="-524.839987038" calcext:value-type="float">
            <text:p>-524,839987038</text:p>
          </table:table-cell>
        </table:table-row>
        <table:table-row table:style-name="ro1">
          <table:table-cell office:value-type="float" office:value="-512.2397307746" calcext:value-type="float">
            <text:p>-512,2397307746</text:p>
          </table:table-cell>
        </table:table-row>
        <table:table-row table:style-name="ro1">
          <table:table-cell office:value-type="float" office:value="-499.7392323034" calcext:value-type="float">
            <text:p>-499,7392323034</text:p>
          </table:table-cell>
        </table:table-row>
        <table:table-row table:style-name="ro1">
          <table:table-cell office:value-type="float" office:value="-487.360778775" calcext:value-type="float">
            <text:p>-487,360778775</text:p>
          </table:table-cell>
        </table:table-row>
        <table:table-row table:style-name="ro1">
          <table:table-cell office:value-type="float" office:value="-475.3095314339" calcext:value-type="float">
            <text:p>-475,3095314339</text:p>
          </table:table-cell>
        </table:table-row>
        <table:table-row table:style-name="ro1">
          <table:table-cell office:value-type="float" office:value="-463.6236693783" calcext:value-type="float">
            <text:p>-463,6236693783</text:p>
          </table:table-cell>
        </table:table-row>
        <table:table-row table:style-name="ro1">
          <table:table-cell office:value-type="float" office:value="-452.0431550513" calcext:value-type="float">
            <text:p>-452,0431550513</text:p>
          </table:table-cell>
        </table:table-row>
        <table:table-row table:style-name="ro1">
          <table:table-cell office:value-type="float" office:value="-440.3137099665" calcext:value-type="float">
            <text:p>-440,3137099665</text:p>
          </table:table-cell>
        </table:table-row>
        <table:table-row table:style-name="ro1">
          <table:table-cell office:value-type="float" office:value="-428.4219625032" calcext:value-type="float">
            <text:p>-428,4219625032</text:p>
          </table:table-cell>
        </table:table-row>
        <table:table-row table:style-name="ro1">
          <table:table-cell office:value-type="float" office:value="-417.3234553109" calcext:value-type="float">
            <text:p>-417,3234553109</text:p>
          </table:table-cell>
        </table:table-row>
        <table:table-row table:style-name="ro1">
          <table:table-cell office:value-type="float" office:value="-406.3662566483" calcext:value-type="float">
            <text:p>-406,3662566483</text:p>
          </table:table-cell>
        </table:table-row>
        <table:table-row table:style-name="ro1">
          <table:table-cell office:value-type="float" office:value="-395.7469894627" calcext:value-type="float">
            <text:p>-395,7469894627</text:p>
          </table:table-cell>
        </table:table-row>
        <table:table-row table:style-name="ro1">
          <table:table-cell office:value-type="float" office:value="-386.4512948246" calcext:value-type="float">
            <text:p>-386,4512948246</text:p>
          </table:table-cell>
        </table:table-row>
        <table:table-row table:style-name="ro1">
          <table:table-cell office:value-type="float" office:value="-377.2317154944" calcext:value-type="float">
            <text:p>-377,2317154944</text:p>
          </table:table-cell>
        </table:table-row>
        <table:table-row table:style-name="ro1">
          <table:table-cell office:value-type="float" office:value="-371.5370663015" calcext:value-type="float">
            <text:p>-371,5370663015</text:p>
          </table:table-cell>
        </table:table-row>
        <table:table-row table:style-name="ro1">
          <table:table-cell office:value-type="float" office:value="-368.9513360016" calcext:value-type="float">
            <text:p>-368,9513360016</text:p>
          </table:table-cell>
        </table:table-row>
        <table:table-row table:style-name="ro1">
          <table:table-cell office:value-type="float" office:value="-366.1451009842" calcext:value-type="float">
            <text:p>-366,1451009842</text:p>
          </table:table-cell>
        </table:table-row>
        <table:table-row table:style-name="ro1">
          <table:table-cell office:value-type="float" office:value="-361.9225757379" calcext:value-type="float">
            <text:p>-361,9225757379</text:p>
          </table:table-cell>
        </table:table-row>
        <table:table-row table:style-name="ro1">
          <table:table-cell office:value-type="float" office:value="-356.2061176177" calcext:value-type="float">
            <text:p>-356,2061176177</text:p>
          </table:table-cell>
        </table:table-row>
        <table:table-row table:style-name="ro1">
          <table:table-cell office:value-type="float" office:value="-279.4872523589" calcext:value-type="float">
            <text:p>-279,4872523589</text:p>
          </table:table-cell>
        </table:table-row>
        <table:table-row table:style-name="ro1">
          <table:table-cell office:value-type="float" office:value="-137.7213441952" calcext:value-type="float">
            <text:p>-137,7213441952</text:p>
          </table:table-cell>
        </table:table-row>
        <table:table-row table:style-name="ro1">
          <table:table-cell office:value-type="float" office:value="-5.4095999496" calcext:value-type="float">
            <text:p>-5,4095999496</text:p>
          </table:table-cell>
        </table:table-row>
        <table:table-row table:style-name="ro1">
          <table:table-cell office:value-type="float" office:value="-52.6425723101" calcext:value-type="float">
            <text:p>-52,6425723101</text:p>
          </table:table-cell>
        </table:table-row>
        <table:table-row table:style-name="ro1">
          <table:table-cell office:value-type="float" office:value="-96.4042445294" calcext:value-type="float">
            <text:p>-96,4042445294</text:p>
          </table:table-cell>
        </table:table-row>
        <table:table-row table:style-name="ro1">
          <table:table-cell office:value-type="float" office:value="-146.4619042876" calcext:value-type="float">
            <text:p>-146,4619042876</text:p>
          </table:table-cell>
        </table:table-row>
        <table:table-row table:style-name="ro1">
          <table:table-cell office:value-type="float" office:value="-201.6585854151" calcext:value-type="float">
            <text:p>-201,6585854151</text:p>
          </table:table-cell>
        </table:table-row>
        <table:table-row table:style-name="ro1">
          <table:table-cell office:value-type="float" office:value="-249.7887899044" calcext:value-type="float">
            <text:p>-249,7887899044</text:p>
          </table:table-cell>
        </table:table-row>
        <table:table-row table:style-name="ro1">
          <table:table-cell office:value-type="float" office:value="-144.5744488987" calcext:value-type="float">
            <text:p>-144,5744488987</text:p>
          </table:table-cell>
        </table:table-row>
        <table:table-row table:style-name="ro1">
          <table:table-cell office:value-type="float" office:value="-48.2698334187" calcext:value-type="float">
            <text:p>-48,2698334187</text:p>
          </table:table-cell>
        </table:table-row>
        <table:table-row table:style-name="ro1">
          <table:table-cell office:value-type="float" office:value="-3.6570199981" calcext:value-type="float">
            <text:p>-3,6570199981</text:p>
          </table:table-cell>
        </table:table-row>
        <table:table-row table:style-name="ro1">
          <table:table-cell office:value-type="float" office:value="-3.4379551812" calcext:value-type="float">
            <text:p>-3,4379551812</text:p>
          </table:table-cell>
        </table:table-row>
        <table:table-row table:style-name="ro1">
          <table:table-cell office:value-type="float" office:value="-3.2193120279" calcext:value-type="float">
            <text:p>-3,2193120279</text:p>
          </table:table-cell>
        </table:table-row>
        <table:table-row table:style-name="ro1">
          <table:table-cell office:value-type="float" office:value="-2.9940538701" calcext:value-type="float">
            <text:p>-2,9940538701</text:p>
          </table:table-cell>
        </table:table-row>
        <table:table-row table:style-name="ro1">
          <table:table-cell office:value-type="float" office:value="-2.7538322386" calcext:value-type="float">
            <text:p>-2,7538322386</text:p>
          </table:table-cell>
        </table:table-row>
        <table:table-row table:style-name="ro1">
          <table:table-cell office:value-type="float" office:value="-2.5358790792" calcext:value-type="float">
            <text:p>-2,5358790792</text:p>
          </table:table-cell>
        </table:table-row>
        <table:table-row table:style-name="ro1">
          <table:table-cell office:value-type="float" office:value="-2.3243134542" calcext:value-type="float">
            <text:p>-2,3243134542</text:p>
          </table:table-cell>
        </table:table-row>
        <table:table-row table:style-name="ro1">
          <table:table-cell office:value-type="float" office:value="-2.1131913084" calcext:value-type="float">
            <text:p>-2,1131913084</text:p>
          </table:table-cell>
        </table:table-row>
        <table:table-row table:style-name="ro1">
          <table:table-cell office:value-type="float" office:value="-1.8917717668" calcext:value-type="float">
            <text:p>-1,8917717668</text:p>
          </table:table-cell>
        </table:table-row>
        <table:table-row table:style-name="ro1">
          <table:table-cell office:value-type="float" office:value="-1.6705449361" calcext:value-type="float">
            <text:p>-1,6705449361</text:p>
          </table:table-cell>
        </table:table-row>
        <table:table-row table:style-name="ro1">
          <table:table-cell office:value-type="float" office:value="-1.4560213193" calcext:value-type="float">
            <text:p>-1,4560213193</text:p>
          </table:table-cell>
        </table:table-row>
        <table:table-row table:style-name="ro1">
          <table:table-cell office:value-type="float" office:value="-1.2344225404" calcext:value-type="float">
            <text:p>-1,2344225404</text:p>
          </table:table-cell>
        </table:table-row>
      </table:table>
      <table:table table:name="Лист2" table:style-name="ta1">
        <table:table-column table:style-name="co2" table:number-columns-repeated="210" table:default-cell-style-name="Default"/>
        <table:table-row table:style-name="ro1">
          <table:table-cell office:value-type="float" office:value="-6.640599993" calcext:value-type="float">
            <text:p>-6,640599993</text:p>
          </table:table-cell>
          <table:table-cell office:value-type="float" office:value="-15.2857698091" calcext:value-type="float">
            <text:p>-15,2857698091</text:p>
          </table:table-cell>
          <table:table-cell office:value-type="float" office:value="-26.0300345309" calcext:value-type="float">
            <text:p>-26,0300345309</text:p>
          </table:table-cell>
          <table:table-cell office:value-type="float" office:value="-36.873442268" calcext:value-type="float">
            <text:p>-36,873442268</text:p>
          </table:table-cell>
          <table:table-cell office:value-type="float" office:value="-46.2710728639" calcext:value-type="float">
            <text:p>-46,2710728639</text:p>
          </table:table-cell>
          <table:table-cell office:value-type="float" office:value="-55.6991589893" calcext:value-type="float">
            <text:p>-55,6991589893</text:p>
          </table:table-cell>
          <table:table-cell office:value-type="float" office:value="-65.755018878" calcext:value-type="float">
            <text:p>-65,755018878</text:p>
          </table:table-cell>
          <table:table-cell office:value-type="float" office:value="-75.2445164479" calcext:value-type="float">
            <text:p>-75,2445164479</text:p>
          </table:table-cell>
          <table:table-cell office:value-type="float" office:value="-84.6773327626" calcext:value-type="float">
            <text:p>-84,6773327626</text:p>
          </table:table-cell>
          <table:table-cell office:value-type="float" office:value="-94.0568888878" calcext:value-type="float">
            <text:p>-94,0568888878</text:p>
          </table:table-cell>
          <table:table-cell office:value-type="float" office:value="-103.4723287116" calcext:value-type="float">
            <text:p>-103,4723287116</text:p>
          </table:table-cell>
          <table:table-cell office:value-type="float" office:value="-113.0784200805" calcext:value-type="float">
            <text:p>-113,0784200805</text:p>
          </table:table-cell>
          <table:table-cell office:value-type="float" office:value="-122.7247840108" calcext:value-type="float">
            <text:p>-122,7247840108</text:p>
          </table:table-cell>
          <table:table-cell office:value-type="float" office:value="-133.0793835102" calcext:value-type="float">
            <text:p>-133,0793835102</text:p>
          </table:table-cell>
          <table:table-cell office:value-type="float" office:value="-142.7911769931" calcext:value-type="float">
            <text:p>-142,7911769931</text:p>
          </table:table-cell>
          <table:table-cell office:value-type="float" office:value="-152.5354445454" calcext:value-type="float">
            <text:p>-152,5354445454</text:p>
          </table:table-cell>
          <table:table-cell office:value-type="float" office:value="-162.1360173704" calcext:value-type="float">
            <text:p>-162,1360173704</text:p>
          </table:table-cell>
          <table:table-cell office:value-type="float" office:value="-171.7689051146" calcext:value-type="float">
            <text:p>-171,7689051146</text:p>
          </table:table-cell>
          <table:table-cell office:value-type="float" office:value="-181.5255191281" calcext:value-type="float">
            <text:p>-181,5255191281</text:p>
          </table:table-cell>
          <table:table-cell office:value-type="float" office:value="-191.4069966924" calcext:value-type="float">
            <text:p>-191,4069966924</text:p>
          </table:table-cell>
          <table:table-cell office:value-type="float" office:value="-201.1164452415" calcext:value-type="float">
            <text:p>-201,1164452415</text:p>
          </table:table-cell>
          <table:table-cell office:value-type="float" office:value="-141.5824862162" calcext:value-type="float">
            <text:p>-141,5824862162</text:p>
          </table:table-cell>
          <table:table-cell office:value-type="float" office:value="-74.4895586703" calcext:value-type="float">
            <text:p>-74,4895586703</text:p>
          </table:table-cell>
          <table:table-cell office:value-type="float" office:value="-32.4988156438" calcext:value-type="float">
            <text:p>-32,4988156438</text:p>
          </table:table-cell>
          <table:table-cell office:value-type="float" office:value="-19.7181022501" calcext:value-type="float">
            <text:p>-19,7181022501</text:p>
          </table:table-cell>
          <table:table-cell office:value-type="float" office:value="-6.0303450646" calcext:value-type="float">
            <text:p>-6,0303450646</text:p>
          </table:table-cell>
          <table:table-cell office:value-type="float" office:value="-55.2847056316" calcext:value-type="float">
            <text:p>-55,2847056316</text:p>
          </table:table-cell>
          <table:table-cell office:value-type="float" office:value="-108.7246910264" calcext:value-type="float">
            <text:p>-108,7246910264</text:p>
          </table:table-cell>
          <table:table-cell office:value-type="float" office:value="-137.5143709308" calcext:value-type="float">
            <text:p>-137,5143709308</text:p>
          </table:table-cell>
          <table:table-cell office:value-type="float" office:value="-140.5913333055" calcext:value-type="float">
            <text:p>-140,5913333055</text:p>
          </table:table-cell>
          <table:table-cell office:value-type="float" office:value="-139.6134117798" calcext:value-type="float">
            <text:p>-139,6134117798</text:p>
          </table:table-cell>
          <table:table-cell office:value-type="float" office:value="-89.6552279707" calcext:value-type="float">
            <text:p>-89,6552279707</text:p>
          </table:table-cell>
          <table:table-cell office:value-type="float" office:value="-35.8157944585" calcext:value-type="float">
            <text:p>-35,8157944585</text:p>
          </table:table-cell>
          <table:table-cell office:value-type="float" office:value="-8.2808955734" calcext:value-type="float">
            <text:p>-8,2808955734</text:p>
          </table:table-cell>
          <table:table-cell office:value-type="float" office:value="-17.7584159919" calcext:value-type="float">
            <text:p>-17,7584159919</text:p>
          </table:table-cell>
          <table:table-cell office:value-type="float" office:value="-35.7279977288" calcext:value-type="float">
            <text:p>-35,7279977288</text:p>
          </table:table-cell>
          <table:table-cell office:value-type="float" office:value="-49.0859300096" calcext:value-type="float">
            <text:p>-49,0859300096</text:p>
          </table:table-cell>
          <table:table-cell office:value-type="float" office:value="-62.4868366711" calcext:value-type="float">
            <text:p>-62,4868366711</text:p>
          </table:table-cell>
          <table:table-cell office:value-type="float" office:value="-75.2882618382" calcext:value-type="float">
            <text:p>-75,2882618382</text:p>
          </table:table-cell>
          <table:table-cell office:value-type="float" office:value="-87.8782739355" calcext:value-type="float">
            <text:p>-87,8782739355</text:p>
          </table:table-cell>
          <table:table-cell office:value-type="float" office:value="-101.8254997917" calcext:value-type="float">
            <text:p>-101,8254997917</text:p>
          </table:table-cell>
          <table:table-cell office:value-type="float" office:value="-96.0685778737" calcext:value-type="float">
            <text:p>-96,0685778737</text:p>
          </table:table-cell>
          <table:table-cell office:value-type="float" office:value="-30.8172785007" calcext:value-type="float">
            <text:p>-30,8172785007</text:p>
          </table:table-cell>
          <table:table-cell office:value-type="float" office:value="46.3624699531" calcext:value-type="float">
            <text:p>46,3624699531</text:p>
          </table:table-cell>
          <table:table-cell office:value-type="float" office:value="101.6981484897" calcext:value-type="float">
            <text:p>101,6981484897</text:p>
          </table:table-cell>
          <table:table-cell office:value-type="float" office:value="157.0980445565" calcext:value-type="float">
            <text:p>157,0980445565</text:p>
          </table:table-cell>
          <table:table-cell office:value-type="float" office:value="210.548879052" calcext:value-type="float">
            <text:p>210,548879052</text:p>
          </table:table-cell>
          <table:table-cell office:value-type="float" office:value="263.0096822709" calcext:value-type="float">
            <text:p>263,0096822709</text:p>
          </table:table-cell>
          <table:table-cell office:value-type="float" office:value="317.2302374902" calcext:value-type="float">
            <text:p>317,2302374902</text:p>
          </table:table-cell>
          <table:table-cell office:value-type="float" office:value="375.865635203" calcext:value-type="float">
            <text:p>375,865635203</text:p>
          </table:table-cell>
          <table:table-cell office:value-type="float" office:value="-1242.2098617125" calcext:value-type="float">
            <text:p>-1242,2098617125</text:p>
          </table:table-cell>
          <table:table-cell office:value-type="float" office:value="-2564.361064072" calcext:value-type="float">
            <text:p>-2564,361064072</text:p>
          </table:table-cell>
          <table:table-cell office:value-type="float" office:value="-2510.640911182" calcext:value-type="float">
            <text:p>-2510,640911182</text:p>
          </table:table-cell>
          <table:table-cell office:value-type="float" office:value="-2455.7929339961" calcext:value-type="float">
            <text:p>-2455,7929339961</text:p>
          </table:table-cell>
          <table:table-cell office:value-type="float" office:value="-2400.8953414669" calcext:value-type="float">
            <text:p>-2400,8953414669</text:p>
          </table:table-cell>
          <table:table-cell office:value-type="float" office:value="-2345.6302753384" calcext:value-type="float">
            <text:p>-2345,6302753384</text:p>
          </table:table-cell>
          <table:table-cell office:value-type="float" office:value="-2280.5744670089" calcext:value-type="float">
            <text:p>-2280,5744670089</text:p>
          </table:table-cell>
          <table:table-cell office:value-type="float" office:value="-2194.5863245867" calcext:value-type="float">
            <text:p>-2194,5863245867</text:p>
          </table:table-cell>
          <table:table-cell office:value-type="float" office:value="-2077.8591247623" calcext:value-type="float">
            <text:p>-2077,8591247623</text:p>
          </table:table-cell>
          <table:table-cell office:value-type="float" office:value="-1903.0594316533" calcext:value-type="float">
            <text:p>-1903,0594316533</text:p>
          </table:table-cell>
          <table:table-cell office:value-type="float" office:value="-1726.4590396416" calcext:value-type="float">
            <text:p>-1726,4590396416</text:p>
          </table:table-cell>
          <table:table-cell office:value-type="float" office:value="-1736.3962262909" calcext:value-type="float">
            <text:p>-1736,3962262909</text:p>
          </table:table-cell>
          <table:table-cell office:value-type="float" office:value="-1754.5794778389" calcext:value-type="float">
            <text:p>-1754,5794778389</text:p>
          </table:table-cell>
          <table:table-cell office:value-type="float" office:value="-1755.6751964604" calcext:value-type="float">
            <text:p>-1755,6751964604</text:p>
          </table:table-cell>
          <table:table-cell office:value-type="float" office:value="-1715.4317444158" calcext:value-type="float">
            <text:p>-1715,4317444158</text:p>
          </table:table-cell>
          <table:table-cell office:value-type="float" office:value="-1693.332750083" calcext:value-type="float">
            <text:p>-1693,332750083</text:p>
          </table:table-cell>
          <table:table-cell office:value-type="float" office:value="-1552.1234990899" calcext:value-type="float">
            <text:p>-1552,1234990899</text:p>
          </table:table-cell>
          <table:table-cell office:value-type="float" office:value="-1399.6992484518" calcext:value-type="float">
            <text:p>-1399,6992484518</text:p>
          </table:table-cell>
          <table:table-cell office:value-type="float" office:value="-1295.9329021826" calcext:value-type="float">
            <text:p>-1295,9329021826</text:p>
          </table:table-cell>
          <table:table-cell office:value-type="float" office:value="-1245.8505375434" calcext:value-type="float">
            <text:p>-1245,8505375434</text:p>
          </table:table-cell>
          <table:table-cell office:value-type="float" office:value="-1194.9232464762" calcext:value-type="float">
            <text:p>-1194,9232464762</text:p>
          </table:table-cell>
          <table:table-cell office:value-type="float" office:value="-1102.6681250595" calcext:value-type="float">
            <text:p>-1102,6681250595</text:p>
          </table:table-cell>
          <table:table-cell office:value-type="float" office:value="-934.3482505613" calcext:value-type="float">
            <text:p>-934,3482505613</text:p>
          </table:table-cell>
          <table:table-cell office:value-type="float" office:value="-773.3961002837" calcext:value-type="float">
            <text:p>-773,3961002837</text:p>
          </table:table-cell>
          <table:table-cell office:value-type="float" office:value="-663.3829271363" calcext:value-type="float">
            <text:p>-663,3829271363</text:p>
          </table:table-cell>
          <table:table-cell office:value-type="float" office:value="-553.5937083238" calcext:value-type="float">
            <text:p>-553,5937083238</text:p>
          </table:table-cell>
          <table:table-cell office:value-type="float" office:value="-445.2583196348" calcext:value-type="float">
            <text:p>-445,2583196348</text:p>
          </table:table-cell>
          <table:table-cell office:value-type="float" office:value="-336.7759560071" calcext:value-type="float">
            <text:p>-336,7759560071</text:p>
          </table:table-cell>
          <table:table-cell office:value-type="float" office:value="-218.6860619683" calcext:value-type="float">
            <text:p>-218,6860619683</text:p>
          </table:table-cell>
          <table:table-cell office:value-type="float" office:value="-2863.1243616869" calcext:value-type="float">
            <text:p>-2863,1243616869</text:p>
          </table:table-cell>
          <table:table-cell office:value-type="float" office:value="-4576.0206591064" calcext:value-type="float">
            <text:p>-4576,0206591064</text:p>
          </table:table-cell>
          <table:table-cell office:value-type="float" office:value="-4398.1682857497" calcext:value-type="float">
            <text:p>-4398,1682857497</text:p>
          </table:table-cell>
          <table:table-cell office:value-type="float" office:value="-4211.660813295" calcext:value-type="float">
            <text:p>-4211,660813295</text:p>
          </table:table-cell>
          <table:table-cell office:value-type="float" office:value="-4051.7797369721" calcext:value-type="float">
            <text:p>-4051,7797369721</text:p>
          </table:table-cell>
          <table:table-cell office:value-type="float" office:value="-3922.4879939584" calcext:value-type="float">
            <text:p>-3922,4879939584</text:p>
          </table:table-cell>
          <table:table-cell office:value-type="float" office:value="-3773.1501000747" calcext:value-type="float">
            <text:p>-3773,1501000747</text:p>
          </table:table-cell>
          <table:table-cell office:value-type="float" office:value="-3694.7050137457" calcext:value-type="float">
            <text:p>-3694,7050137457</text:p>
          </table:table-cell>
          <table:table-cell office:value-type="float" office:value="-3632.6613918706" calcext:value-type="float">
            <text:p>-3632,6613918706</text:p>
          </table:table-cell>
          <table:table-cell office:value-type="float" office:value="-3544.3450527312" calcext:value-type="float">
            <text:p>-3544,3450527312</text:p>
          </table:table-cell>
          <table:table-cell office:value-type="float" office:value="-3430.7120188729" calcext:value-type="float">
            <text:p>-3430,7120188729</text:p>
          </table:table-cell>
          <table:table-cell office:value-type="float" office:value="-3315.4944535722" calcext:value-type="float">
            <text:p>-3315,4944535722</text:p>
          </table:table-cell>
          <table:table-cell office:value-type="float" office:value="-3157.1467780203" calcext:value-type="float">
            <text:p>-3157,1467780203</text:p>
          </table:table-cell>
          <table:table-cell office:value-type="float" office:value="-2973.957148219" calcext:value-type="float">
            <text:p>-2973,957148219</text:p>
          </table:table-cell>
          <table:table-cell office:value-type="float" office:value="-2826.6320949786" calcext:value-type="float">
            <text:p>-2826,6320949786</text:p>
          </table:table-cell>
          <table:table-cell office:value-type="float" office:value="-2719.6666801288" calcext:value-type="float">
            <text:p>-2719,6666801288</text:p>
          </table:table-cell>
          <table:table-cell office:value-type="float" office:value="-2612.6624725215" calcext:value-type="float">
            <text:p>-2612,6624725215</text:p>
          </table:table-cell>
          <table:table-cell office:value-type="float" office:value="-2508.0934008377" calcext:value-type="float">
            <text:p>-2508,0934008377</text:p>
          </table:table-cell>
          <table:table-cell office:value-type="float" office:value="-2402.7463420974" calcext:value-type="float">
            <text:p>-2402,7463420974</text:p>
          </table:table-cell>
          <table:table-cell office:value-type="float" office:value="-2298.4852424204" calcext:value-type="float">
            <text:p>-2298,4852424204</text:p>
          </table:table-cell>
          <table:table-cell office:value-type="float" office:value="-2202.774262776" calcext:value-type="float">
            <text:p>-2202,774262776</text:p>
          </table:table-cell>
          <table:table-cell office:value-type="float" office:value="-2163.169394357" calcext:value-type="float">
            <text:p>-2163,169394357</text:p>
          </table:table-cell>
          <table:table-cell office:value-type="float" office:value="-2111.4623973826" calcext:value-type="float">
            <text:p>-2111,4623973826</text:p>
          </table:table-cell>
          <table:table-cell office:value-type="float" office:value="-2002.7177853177" calcext:value-type="float">
            <text:p>-2002,7177853177</text:p>
          </table:table-cell>
          <table:table-cell office:value-type="float" office:value="-1875.5660496789" calcext:value-type="float">
            <text:p>-1875,5660496789</text:p>
          </table:table-cell>
          <table:table-cell office:value-type="float" office:value="-1771.2751882849" calcext:value-type="float">
            <text:p>-1771,2751882849</text:p>
          </table:table-cell>
          <table:table-cell office:value-type="float" office:value="-1667.1326244033" calcext:value-type="float">
            <text:p>-1667,1326244033</text:p>
          </table:table-cell>
          <table:table-cell office:value-type="float" office:value="-1565.0491847118" calcext:value-type="float">
            <text:p>-1565,0491847118</text:p>
          </table:table-cell>
          <table:table-cell office:value-type="float" office:value="-1461.9851072829" calcext:value-type="float">
            <text:p>-1461,9851072829</text:p>
          </table:table-cell>
          <table:table-cell office:value-type="float" office:value="-1357.4767519945" calcext:value-type="float">
            <text:p>-1357,4767519945</text:p>
          </table:table-cell>
          <table:table-cell office:value-type="float" office:value="-1249.3297040165" calcext:value-type="float">
            <text:p>-1249,3297040165</text:p>
          </table:table-cell>
          <table:table-cell office:value-type="float" office:value="-2614.7371738849" calcext:value-type="float">
            <text:p>-2614,7371738849</text:p>
          </table:table-cell>
          <table:table-cell office:value-type="float" office:value="-4098.7124082603" calcext:value-type="float">
            <text:p>-4098,7124082603</text:p>
          </table:table-cell>
          <table:table-cell office:value-type="float" office:value="-3998.7392108016" calcext:value-type="float">
            <text:p>-3998,7392108016</text:p>
          </table:table-cell>
          <table:table-cell office:value-type="float" office:value="-3898.3815839429" calcext:value-type="float">
            <text:p>-3898,3815839429</text:p>
          </table:table-cell>
          <table:table-cell office:value-type="float" office:value="-3797.5610724736" calcext:value-type="float">
            <text:p>-3797,5610724736</text:p>
          </table:table-cell>
          <table:table-cell office:value-type="float" office:value="-3697.241122754" calcext:value-type="float">
            <text:p>-3697,241122754</text:p>
          </table:table-cell>
          <table:table-cell office:value-type="float" office:value="-3594.7432681992" calcext:value-type="float">
            <text:p>-3594,7432681992</text:p>
          </table:table-cell>
          <table:table-cell office:value-type="float" office:value="-3474.5167361304" calcext:value-type="float">
            <text:p>-3474,5167361304</text:p>
          </table:table-cell>
          <table:table-cell office:value-type="float" office:value="-3377.94648632" calcext:value-type="float">
            <text:p>-3377,94648632</text:p>
          </table:table-cell>
          <table:table-cell office:value-type="float" office:value="-3283.2881048068" calcext:value-type="float">
            <text:p>-3283,2881048068</text:p>
          </table:table-cell>
          <table:table-cell office:value-type="float" office:value="-3189.1779368827" calcext:value-type="float">
            <text:p>-3189,1779368827</text:p>
          </table:table-cell>
          <table:table-cell office:value-type="float" office:value="-3097.6456955281" calcext:value-type="float">
            <text:p>-3097,6456955281</text:p>
          </table:table-cell>
          <table:table-cell office:value-type="float" office:value="-3006.4340695233" calcext:value-type="float">
            <text:p>-3006,4340695233</text:p>
          </table:table-cell>
          <table:table-cell office:value-type="float" office:value="-2919.4501849563" calcext:value-type="float">
            <text:p>-2919,4501849563</text:p>
          </table:table-cell>
          <table:table-cell office:value-type="float" office:value="-2814.0420941821" calcext:value-type="float">
            <text:p>-2814,0420941821</text:p>
          </table:table-cell>
          <table:table-cell office:value-type="float" office:value="-2731.5593977104" calcext:value-type="float">
            <text:p>-2731,5593977104</text:p>
          </table:table-cell>
          <table:table-cell office:value-type="float" office:value="-2649.7686678792" calcext:value-type="float">
            <text:p>-2649,7686678792</text:p>
          </table:table-cell>
          <table:table-cell office:value-type="float" office:value="-2566.9276058479" calcext:value-type="float">
            <text:p>-2566,9276058479</text:p>
          </table:table-cell>
          <table:table-cell office:value-type="float" office:value="-2412.8549111578" calcext:value-type="float">
            <text:p>-2412,8549111578</text:p>
          </table:table-cell>
          <table:table-cell office:value-type="float" office:value="-2193.4668245635" calcext:value-type="float">
            <text:p>-2193,4668245635</text:p>
          </table:table-cell>
          <table:table-cell office:value-type="float" office:value="-1989.6943902063" calcext:value-type="float">
            <text:p>-1989,6943902063</text:p>
          </table:table-cell>
          <table:table-cell office:value-type="float" office:value="-1963.2539123179" calcext:value-type="float">
            <text:p>-1963,2539123179</text:p>
          </table:table-cell>
          <table:table-cell office:value-type="float" office:value="-1972.4086804967" calcext:value-type="float">
            <text:p>-1972,4086804967</text:p>
          </table:table-cell>
          <table:table-cell office:value-type="float" office:value="-1988.5905041163" calcext:value-type="float">
            <text:p>-1988,5905041163</text:p>
          </table:table-cell>
          <table:table-cell office:value-type="float" office:value="-2012.5199305743" calcext:value-type="float">
            <text:p>-2012,5199305743</text:p>
          </table:table-cell>
          <table:table-cell office:value-type="float" office:value="-2024.5639235777" calcext:value-type="float">
            <text:p>-2024,5639235777</text:p>
          </table:table-cell>
          <table:table-cell office:value-type="float" office:value="-1893.3251366456" calcext:value-type="float">
            <text:p>-1893,3251366456</text:p>
          </table:table-cell>
          <table:table-cell office:value-type="float" office:value="-1765.9213682794" calcext:value-type="float">
            <text:p>-1765,9213682794</text:p>
          </table:table-cell>
          <table:table-cell office:value-type="float" office:value="-1690.6650188376" calcext:value-type="float">
            <text:p>-1690,6650188376</text:p>
          </table:table-cell>
          <table:table-cell office:value-type="float" office:value="-1660.2630952023" calcext:value-type="float">
            <text:p>-1660,2630952023</text:p>
          </table:table-cell>
          <table:table-cell office:value-type="float" office:value="-1627.9674312639" calcext:value-type="float">
            <text:p>-1627,9674312639</text:p>
          </table:table-cell>
          <table:table-cell office:value-type="float" office:value="-1598.1328348249" calcext:value-type="float">
            <text:p>-1598,1328348249</text:p>
          </table:table-cell>
          <table:table-cell office:value-type="float" office:value="-1566.6568490274" calcext:value-type="float">
            <text:p>-1566,6568490274</text:p>
          </table:table-cell>
          <table:table-cell office:value-type="float" office:value="-1536.9792593274" calcext:value-type="float">
            <text:p>-1536,9792593274</text:p>
          </table:table-cell>
          <table:table-cell office:value-type="float" office:value="-1507.1497738603" calcext:value-type="float">
            <text:p>-1507,1497738603</text:p>
          </table:table-cell>
          <table:table-cell office:value-type="float" office:value="-1477.4178613923" calcext:value-type="float">
            <text:p>-1477,4178613923</text:p>
          </table:table-cell>
          <table:table-cell office:value-type="float" office:value="-1447.2611392711" calcext:value-type="float">
            <text:p>-1447,2611392711</text:p>
          </table:table-cell>
          <table:table-cell office:value-type="float" office:value="-1417.2120065191" calcext:value-type="float">
            <text:p>-1417,2120065191</text:p>
          </table:table-cell>
          <table:table-cell office:value-type="float" office:value="-1385.718631937" calcext:value-type="float">
            <text:p>-1385,718631937</text:p>
          </table:table-cell>
          <table:table-cell office:value-type="float" office:value="-1356.9364158722" calcext:value-type="float">
            <text:p>-1356,9364158722</text:p>
          </table:table-cell>
          <table:table-cell office:value-type="float" office:value="-1328.2016350376" calcext:value-type="float">
            <text:p>-1328,2016350376</text:p>
          </table:table-cell>
          <table:table-cell office:value-type="float" office:value="-1297.3939067398" calcext:value-type="float">
            <text:p>-1297,3939067398</text:p>
          </table:table-cell>
          <table:table-cell office:value-type="float" office:value="-1266.7968479848" calcext:value-type="float">
            <text:p>-1266,7968479848</text:p>
          </table:table-cell>
          <table:table-cell office:value-type="float" office:value="-1236.4850526751" calcext:value-type="float">
            <text:p>-1236,4850526751</text:p>
          </table:table-cell>
          <table:table-cell office:value-type="float" office:value="-1205.6394335477" calcext:value-type="float">
            <text:p>-1205,6394335477</text:p>
          </table:table-cell>
          <table:table-cell office:value-type="float" office:value="-1173.7013622213" calcext:value-type="float">
            <text:p>-1173,7013622213</text:p>
          </table:table-cell>
          <table:table-cell office:value-type="float" office:value="-1062.7412566345" calcext:value-type="float">
            <text:p>-1062,7412566345</text:p>
          </table:table-cell>
          <table:table-cell office:value-type="float" office:value="-956.5956854786" calcext:value-type="float">
            <text:p>-956,5956854786</text:p>
          </table:table-cell>
          <table:table-cell office:value-type="float" office:value="-860.8707565749" calcext:value-type="float">
            <text:p>-860,8707565749</text:p>
          </table:table-cell>
          <table:table-cell office:value-type="float" office:value="-773.3668907442" calcext:value-type="float">
            <text:p>-773,3668907442</text:p>
          </table:table-cell>
          <table:table-cell office:value-type="float" office:value="-695.0626323614" calcext:value-type="float">
            <text:p>-695,0626323614</text:p>
          </table:table-cell>
          <table:table-cell office:value-type="float" office:value="-660.7712917675" calcext:value-type="float">
            <text:p>-660,7712917675</text:p>
          </table:table-cell>
          <table:table-cell office:value-type="float" office:value="-630.149625412" calcext:value-type="float">
            <text:p>-630,149625412</text:p>
          </table:table-cell>
          <table:table-cell office:value-type="float" office:value="-608.2417315364" calcext:value-type="float">
            <text:p>-608,2417315364</text:p>
          </table:table-cell>
          <table:table-cell office:value-type="float" office:value="-593.5876330166" calcext:value-type="float">
            <text:p>-593,5876330166</text:p>
          </table:table-cell>
          <table:table-cell office:value-type="float" office:value="-579.1996575716" calcext:value-type="float">
            <text:p>-579,1996575716</text:p>
          </table:table-cell>
          <table:table-cell office:value-type="float" office:value="-565.41031067" calcext:value-type="float">
            <text:p>-565,41031067</text:p>
          </table:table-cell>
          <table:table-cell office:value-type="float" office:value="-550.6442833519" calcext:value-type="float">
            <text:p>-550,6442833519</text:p>
          </table:table-cell>
          <table:table-cell office:value-type="float" office:value="-537.5577988807" calcext:value-type="float">
            <text:p>-537,5577988807</text:p>
          </table:table-cell>
          <table:table-cell office:value-type="float" office:value="-524.839987038" calcext:value-type="float">
            <text:p>-524,839987038</text:p>
          </table:table-cell>
          <table:table-cell office:value-type="float" office:value="-512.2397307746" calcext:value-type="float">
            <text:p>-512,2397307746</text:p>
          </table:table-cell>
          <table:table-cell office:value-type="float" office:value="-499.7392323034" calcext:value-type="float">
            <text:p>-499,7392323034</text:p>
          </table:table-cell>
          <table:table-cell office:value-type="float" office:value="-487.360778775" calcext:value-type="float">
            <text:p>-487,360778775</text:p>
          </table:table-cell>
          <table:table-cell office:value-type="float" office:value="-475.3095314339" calcext:value-type="float">
            <text:p>-475,3095314339</text:p>
          </table:table-cell>
          <table:table-cell office:value-type="float" office:value="-463.6236693783" calcext:value-type="float">
            <text:p>-463,6236693783</text:p>
          </table:table-cell>
          <table:table-cell office:value-type="float" office:value="-452.0431550513" calcext:value-type="float">
            <text:p>-452,0431550513</text:p>
          </table:table-cell>
          <table:table-cell office:value-type="float" office:value="-440.3137099665" calcext:value-type="float">
            <text:p>-440,3137099665</text:p>
          </table:table-cell>
          <table:table-cell office:value-type="float" office:value="-428.4219625032" calcext:value-type="float">
            <text:p>-428,4219625032</text:p>
          </table:table-cell>
          <table:table-cell office:value-type="float" office:value="-417.3234553109" calcext:value-type="float">
            <text:p>-417,3234553109</text:p>
          </table:table-cell>
          <table:table-cell office:value-type="float" office:value="-406.3662566483" calcext:value-type="float">
            <text:p>-406,3662566483</text:p>
          </table:table-cell>
          <table:table-cell office:value-type="float" office:value="-395.7469894627" calcext:value-type="float">
            <text:p>-395,7469894627</text:p>
          </table:table-cell>
          <table:table-cell office:value-type="float" office:value="-386.4512948246" calcext:value-type="float">
            <text:p>-386,4512948246</text:p>
          </table:table-cell>
          <table:table-cell office:value-type="float" office:value="-377.2317154944" calcext:value-type="float">
            <text:p>-377,2317154944</text:p>
          </table:table-cell>
          <table:table-cell office:value-type="float" office:value="-371.5370663015" calcext:value-type="float">
            <text:p>-371,5370663015</text:p>
          </table:table-cell>
          <table:table-cell office:value-type="float" office:value="-368.9513360016" calcext:value-type="float">
            <text:p>-368,9513360016</text:p>
          </table:table-cell>
          <table:table-cell office:value-type="float" office:value="-366.1451009842" calcext:value-type="float">
            <text:p>-366,1451009842</text:p>
          </table:table-cell>
          <table:table-cell office:value-type="float" office:value="-361.9225757379" calcext:value-type="float">
            <text:p>-361,9225757379</text:p>
          </table:table-cell>
          <table:table-cell office:value-type="float" office:value="-356.2061176177" calcext:value-type="float">
            <text:p>-356,2061176177</text:p>
          </table:table-cell>
          <table:table-cell office:value-type="float" office:value="-279.4872523589" calcext:value-type="float">
            <text:p>-279,4872523589</text:p>
          </table:table-cell>
          <table:table-cell office:value-type="float" office:value="-137.7213441952" calcext:value-type="float">
            <text:p>-137,7213441952</text:p>
          </table:table-cell>
          <table:table-cell office:value-type="float" office:value="-5.4095999496" calcext:value-type="float">
            <text:p>-5,4095999496</text:p>
          </table:table-cell>
          <table:table-cell office:value-type="float" office:value="-52.6425723101" calcext:value-type="float">
            <text:p>-52,6425723101</text:p>
          </table:table-cell>
          <table:table-cell office:value-type="float" office:value="-96.4042445294" calcext:value-type="float">
            <text:p>-96,4042445294</text:p>
          </table:table-cell>
          <table:table-cell office:value-type="float" office:value="-146.4619042876" calcext:value-type="float">
            <text:p>-146,4619042876</text:p>
          </table:table-cell>
          <table:table-cell office:value-type="float" office:value="-201.6585854151" calcext:value-type="float">
            <text:p>-201,6585854151</text:p>
          </table:table-cell>
          <table:table-cell office:value-type="float" office:value="-249.7887899044" calcext:value-type="float">
            <text:p>-249,7887899044</text:p>
          </table:table-cell>
          <table:table-cell office:value-type="float" office:value="-144.5744488987" calcext:value-type="float">
            <text:p>-144,5744488987</text:p>
          </table:table-cell>
          <table:table-cell office:value-type="float" office:value="-48.2698334187" calcext:value-type="float">
            <text:p>-48,2698334187</text:p>
          </table:table-cell>
          <table:table-cell office:value-type="float" office:value="-3.6570199981" calcext:value-type="float">
            <text:p>-3,6570199981</text:p>
          </table:table-cell>
          <table:table-cell office:value-type="float" office:value="-3.4379551812" calcext:value-type="float">
            <text:p>-3,4379551812</text:p>
          </table:table-cell>
          <table:table-cell office:value-type="float" office:value="-3.2193120279" calcext:value-type="float">
            <text:p>-3,2193120279</text:p>
          </table:table-cell>
          <table:table-cell office:value-type="float" office:value="-2.9940538701" calcext:value-type="float">
            <text:p>-2,9940538701</text:p>
          </table:table-cell>
          <table:table-cell office:value-type="float" office:value="-2.7538322386" calcext:value-type="float">
            <text:p>-2,7538322386</text:p>
          </table:table-cell>
          <table:table-cell office:value-type="float" office:value="-2.5358790792" calcext:value-type="float">
            <text:p>-2,5358790792</text:p>
          </table:table-cell>
          <table:table-cell office:value-type="float" office:value="-2.3243134542" calcext:value-type="float">
            <text:p>-2,3243134542</text:p>
          </table:table-cell>
          <table:table-cell office:value-type="float" office:value="-2.1131913084" calcext:value-type="float">
            <text:p>-2,1131913084</text:p>
          </table:table-cell>
          <table:table-cell office:value-type="float" office:value="-1.8917717668" calcext:value-type="float">
            <text:p>-1,8917717668</text:p>
          </table:table-cell>
          <table:table-cell office:value-type="float" office:value="-1.6705449361" calcext:value-type="float">
            <text:p>-1,6705449361</text:p>
          </table:table-cell>
          <table:table-cell office:value-type="float" office:value="-1.4560213193" calcext:value-type="float">
            <text:p>-1,4560213193</text:p>
          </table:table-cell>
          <table:table-cell office:value-type="float" office:value="-1.2344225404" calcext:value-type="float">
            <text:p>-1,2344225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2" meta:cell-count="420" meta:object-count="0"/>
  </office:meta>
</office:document-meta>
</file>